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6400" style:font-name="Verdana" fo:font-size="9pt" fo:letter-spacing="normal" fo:font-style="normal" fo:font-weight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variant="normal" fo:text-transform="none" fo:color="#006400" style:font-name="Verdana" fo:font-size="9pt" fo:letter-spacing="normal" fo:font-style="normal" fo:font-weight="normal"/>
    </style:style>
    <style:style style:name="T2" style:family="text">
      <style:text-properties fo:font-variant="normal" fo:text-transform="none" style:font-name="Verdana" fo:font-size="9pt" fo:letter-spacing="normal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ções para instalar TESTLINK – v1.9</text:p>
      <text:p text:style-name="P1"/>
      <text:p text:style-name="P1"/>
      <text:p text:style-name="P2">Pré-requisitos:</text:p>
      <text:p text:style-name="P2">Antes da instalação propriamente dita, o TestLink precisa que esteja instalado no computador os seguintes softwares:</text:p>
      <text:p text:style-name="P2"/>
      <text:list xml:id="list20517591" text:style-name="L1">
        <text:list-item>
          <text:p text:style-name="P6">Apache2;</text:p>
        </text:list-item>
        <text:list-item>
          <text:p text:style-name="P6">PHP5 (v5.2 por exemplo, ou superior);</text:p>
        </text:list-item>
        <text:list-item>
          <text:p text:style-name="P6">MySql (v5.0 ou superior);</text:p>
        </text:list-item>
      </text:list>
      <text:p text:style-name="P2"/>
      <text:p text:style-name="P2">Obs.: na configuração do banco de dados MySql, necessita ser informado um usuário do banco de dados que tenha todas as permissões de insersão, alteração, exclusão e criação de tabelas e visões. Caso não tenha problema, pode informar o usuário padrão do banco, o usuáiro “root”.</text:p>
      <text:p text:style-name="P2"/>
      <text:p text:style-name="P2">Após a instalação, partiremos agora para a criação do ambiente. No corpo do e-mail, segue os arquivos:</text:p>
      <text:p text:style-name="P2"/>
      <text:list xml:id="list20519710" text:style-name="L2">
        <text:list-item>
          <text:p text:style-name="P7">testlink_var.tar.gz;</text:p>
        </text:list-item>
        <text:list-item>
          <text:p text:style-name="P7">favicon.ico;</text:p>
        </text:list-item>
        <text:list-item>
          <text:p text:style-name="P7">testlink.tar.gz.</text:p>
        </text:list-item>
      </text:list>
      <text:p text:style-name="P2"/>
      <text:p text:style-name="P2">O arquivo compatado testlink_var.tar.gz, contem o um pasta chamanda “testlink”, e dentro desa pasta as pastas “logs” e “update_area”. A pasta testlink deve ser descompactada dentro da pasta “/var/”, e deve dar permissão para o usuário para manipular arquivos que serão criados dentro dessa pasta.</text:p>
      <text:p text:style-name="P2"/>
      <text:p text:style-name="P2">O arquivo favicon.ico assim como a pasta que está compactada no arquivo testlink.tar.gz devem ser descompatado na pasta “/var/www/”, foi criado devido o TestLink requerer esse ico ao abrir a página, caso já tenha não precisa colocar o arquivo na pasta “/var/www/”.</text:p>
      <text:p text:style-name="P2"/>
      <text:p text:style-name="P2">O TestLink, possui uma ferramenta intera ao seu projeto para fazer a configuração do banco de dados, e de pastas que eventualmente o TestLink irá utilizar, para isso após colocar a pasta do projeto “testlink” na pasta “/var/www/”, libere as permissões para a pasta testlink de forma recursiva, para que o TestLink faça as alterações necessários (pode usar o comandp chomd -R 777 /var/www/testlink/).</text:p>
      <text:p text:style-name="P2"/>
      <text:p text:style-name="P2">Após alterar as permissões, acesse junto ao browser a seguinte URL: <text:a xlink:type="simple" xlink:href="http://localhost/testlink/install">http://localhost/testlink/install</text:a>. Após acessar essa URL o TestLink irá abrir uma página iniciada com:</text:p>
      <text:p text:style-name="P2"/>
      <text:p text:style-name="P2"><text:tab/>TestLink 1.9.4 (Prague – Speedy) Installation</text:p>
      <text:p text:style-name="P2"/>
      <text:p text:style-name="P2"/>
      <text:p text:style-name="P2">Clique então na opção New instalation;</text:p>
      <text:p text:style-name="P2"/>
      <text:p text:style-name="P2">Então o TestLink irá presentar a página com o roteiro de instalação, logo abaixo o termo de compromisso a ser configrmado.</text:p>
      <text:p text:style-name="P2"/>
      <text:p text:style-name="P2">Então marque a opção: I agree to the terms set out in this license. Após marcar clicque no botão Continue.</text:p>
      <text:p text:style-name="P2"/>
      <text:p text:style-name="P2">Após clicar em Continue, o TestLink fará uma verificação de permissões dos diretórios do projeto, <text:soft-page-break/>caso estejam corretas as configurações, a página irá apresentar a segunte mensagem no final da página: <text:span text:style-name="T1">Your system is prepared for TestLink configuration (no fatal problem found).</text:span></text:p>
      <text:p text:style-name="P4"/>
      <text:p text:style-name="P3"><text:span text:style-name="T2">Caso esteja apresentando essa mensagem clique em Continue, caso contrário dê as permissões apresentadas no quadro “Read/write permissions”, e reinicie o processo digitando a URL: </text:span><text:a xlink:type="simple" xlink:href="http://localhost/testlink/install"><text:span text:style-name="T2">http://localhost/testlink/install</text:span></text:a><text:span text:style-name="T2">.</text:span></text:p>
      <text:p text:style-name="P5"/>
      <text:p text:style-name="P5">Após clicar em Continue, o TestLink irá apresentar na sequencia a configuração do banco de dados. Nessa etapa deve se selecionar o banco de dados, MySql, o local onde está o banco de dados, por exemplo localhost, o nome do banco de dados “testlink”, o prefixo da tabela não precisa ser informado, o usuário e senha do administrador do sistema gerenciador do banco de dados, e o usuário e senha do banco de dados “testlink”. </text:p>
      <text:p text:style-name="P5"/>
      <text:p text:style-name="P5">Após informar esses campos, clique no botão “Process TestLink Setup!”, com isso o testlink irá criar o banco de dados “testlink” e irá criar as tabelas e as visões que ele fará uso.</text:p>
      <text:p text:style-name="P5"/>
      <text:p text:style-name="P3"><text:span text:style-name="T2">Após isso, acesse a seguint URL: </text:span><text:a xlink:type="simple" xlink:href="http://localhost/testlink"><text:span text:style-name="T2">http://localhost/testlink</text:span></text:a><text:span text:style-name="T2"> ou <text:s/></text:span><text:a xlink:type="simple" xlink:href="http://localhost/testlink/login.php"><text:span text:style-name="T2">http://localhost/testlink/login.php</text:span></text:a><text:span text:style-name="T2">, com isso o TestLink irá apresentar a tela de login, acesse o sistema com o usuário “admin” e a senha “admin”. Pronto, o TestLink foi instalado com sucesso!</text:span></text:p>
      <text:p text:style-name="P5"/>
      <text:p text:style-name="P5"/>
      <text:p text:style-name="P5"/>
      <text:p text:style-name="P2"/>
      <text:section text:style-name="Sect1" text:name="Section1" text:protected="true">
        <text:section-source xlink:href="/var/www/testlink"/>
        <text:p text:style-name="Text_20_body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gor </meta:initial-creator>
    <meta:creation-date>2012-11-02T14:35:40</meta:creation-date>
    <dc:date>2012-11-03T00:40:17.74</dc:date>
    <meta:editing-duration>PT2H3M34S</meta:editing-duration>
    <meta:editing-cycles>3</meta:editing-cycles>
    <meta:generator>BrOffice.org/3.1$Win32 OpenOffice.org_project/310m19$Build-9420</meta:generator>
    <meta:document-statistic meta:table-count="0" meta:image-count="0" meta:object-count="0" meta:page-count="2" meta:paragraph-count="24" meta:word-count="563" meta:character-count="3465"/>
  </office:meta>
</office:document-meta>
</file>